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ettings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etting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1" style:family="table-cell" style:name="ce4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1" style:family="table-cell" style:name="ce6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62cm" style:use-optimal-column-width="false" loext:column-width-sym="13.4219" fo:break-before="auto"/>
    </style:style>
    <style:style style:family="graphic" style:name="gr1">
      <style:graphic-properties fo:background-color="transparent"/>
    </style:style>
    <style:style style:family="graphic" style:name="gr2">
      <style:graphic-properties fo:background-color="transparent"/>
    </style:style>
    <style:style style:family="graphic" style:name="gr3">
      <style:graphic-properties fo:background-color="transparent"/>
    </style:style>
    <style:style style:family="graphic" style:name="gr4">
      <style:graphic-properties fo:background-color="transparent"/>
    </style:style>
  </office:automatic-styles>
  <office:body>
    <office:spreadsheet>
      <table:table table:name="Sheet1" table:style-name="ta1">
        <table:shapes>
          <draw:frame draw:name="Object_ch1" draw:style-name="gr1" svg:width="18.71cm" svg:height="10.78cm" svg:x="15.8cm" svg:y="1.32cm">
            <draw:object xlink:href="./Object 1" xlink:type="simple" xlink:show="embed" xlink:actuate="onLoad"/>
          </draw:frame>
          <draw:frame draw:name="Object_ch10" draw:style-name="gr2" svg:width="18.71cm" svg:height="10.78cm" svg:x="35.3cm" svg:y="1.32cm">
            <draw:object xlink:href="./Object 2" xlink:type="simple" xlink:show="embed" xlink:actuate="onLoad"/>
          </draw:frame>
          <draw:frame draw:name="Object_ch19" draw:style-name="gr3" svg:width="18.71cm" svg:height="10.77cm" svg:x="16.01cm" svg:y="16.61cm">
            <draw:object xlink:href="./Object 3" xlink:type="simple" xlink:show="embed" xlink:actuate="onLoad"/>
          </draw:frame>
          <draw:frame draw:name="Object_ch28" draw:style-name="gr4" svg:width="18.71cm" svg:height="10.77cm" svg:x="35.44cm" svg:y="16.62cm">
            <draw:object xlink:href="./Object 4" xlink:type="simple" xlink:show="embed" xlink:actuate="onLoad"/>
          </draw:frame>
        </table:shapes>
        <table:table-column table:number-columns-repeated="4" table:style-name="co1" table:default-cell-style-name="Normal"/>
        <table:table-column table:style-name="co2" table:default-cell-style-name="Normal"/>
        <table:table-column table:number-columns-repeated="1019" table:style-name="co1" table:default-cell-style-name="Normal"/>
        <table:table-row table:style-name="ro1">
          <table:table-cell table:number-columns-repeated="4"/>
          <table:table-cell office:value-type="string">
            <text:p>Temperature</text:p>
          </table:table-cell>
          <table:table-cell office:value-type="string">
            <text:p>Humidity</text:p>
          </table:table-cell>
          <table:table-cell office:value-type="string">
            <text:p>PPM</text:p>
          </table:table-cell>
          <table:table-cell/>
          <table:table-cell office:value-type="string">
            <text:p>G1:G2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69">
            <text:p>4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69">
            <text:p>4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395">
            <text:p>3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81">
            <text:p>4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620">
            <text:p>6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81">
            <text:p>4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28">
            <text:p>5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447">
            <text:p>4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469">
            <text:p>4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05">
            <text:p>5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426">
            <text:p>4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05">
            <text:p>5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26">
            <text:p>426</text:p>
          </table:table-cell>
          <table:table-cell table:number-columns-repeated="3"/>
          <table:table-cell office:value-type="string">
            <text:p>Rata-Rata 5 Menit</text:p>
          </table:table-cell>
          <table:table-cell/>
          <table:table-cell table:formula="of:=AVERAGE([.G1:.G244])" office:value-type="float" office:value="530.23456790123453">
            <text:p>530.23456790123453</text:p>
          </table:table-cell>
          <table:table-cell table:number-columns-repeated="8"/>
          <table:table-cell office:value-type="string">
            <text:p>Rata-Rata 5 Menit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70">
            <text:p>470</text:p>
          </table:table-cell>
          <table:table-cell table:number-columns-repeated="14"/>
          <table:table-cell office:value-type="string">
            <text:p>TEMP</text:p>
          </table:table-cell>
          <table:table-cell table:formula="of:=AVERAGE([.E1:.E244])" office:value-type="float" office:value="28.211522633744892">
            <text:p>28.2115226337448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93">
            <text:p>493</text:p>
          </table:table-cell>
          <table:table-cell table:number-columns-repeated="14"/>
          <table:table-cell office:value-type="string">
            <text:p>HUMID</text:p>
          </table:table-cell>
          <table:table-cell table:formula="of:=AVERAGE([.F1:.F244])" office:value-type="float" office:value="71.334156378600824">
            <text:p>71.3341563786008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37">
            <text:p>4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81">
            <text:p>4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481">
            <text:p>4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470">
            <text:p>4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4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376">
            <text:p>3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385">
            <text:p>3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42">
            <text:p>5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17">
            <text:p>5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59">
            <text:p>4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05">
            <text:p>5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17">
            <text:p>5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05">
            <text:p>5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528">
            <text:p>5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528">
            <text:p>5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28">
            <text:p>5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36">
            <text:p>436</text:p>
          </table:table-cell>
          <table:table-cell table:number-columns-repeated="14"/>
          <table:table-cell office:value-type="string">
            <text:p>Rata-Rata 5 Menit</text:p>
          </table:table-cell>
          <table:table-cell table:style-name="ce5"/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436">
            <text:p>436</text:p>
          </table:table-cell>
          <table:table-cell table:number-columns-repeated="4"/>
          <table:table-cell office:value-type="string">
            <text:p>Rata-Rata 5 Menit</text:p>
          </table:table-cell>
          <table:table-cell table:style-name="ce5"/>
          <table:table-cell table:style-name="ce5" table:formula="of:=AVERAGE([.G245:.G779])" office:value-type="float" office:value="442.43364485981306">
            <text:p>442.43364485981306</text:p>
          </table:table-cell>
          <table:table-cell table:number-columns-repeated="7"/>
          <table:table-cell office:value-type="string">
            <text:p>TEMP</text:p>
          </table:table-cell>
          <table:table-cell table:style-name="ce6" table:formula="of:=AVERAGE([.E245:.E779])" office:value-type="float" office:value="26.721495327102975">
            <text:p>26.7214953271029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707">
            <text:p>707</text:p>
          </table:table-cell>
          <table:table-cell table:number-columns-repeated="14"/>
          <table:table-cell office:value-type="string">
            <text:p>HUMID</text:p>
          </table:table-cell>
          <table:table-cell table:style-name="ce6" table:formula="of:=AVERAGE([.F245:.F779])" office:value-type="float" office:value="79.159626168224108">
            <text:p>79.1596261682241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3.5">
            <text:p>73.5</text:p>
          </table:table-cell>
          <table:table-cell office:value-type="float" office:value="611">
            <text:p>6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3.5">
            <text:p>73.5</text:p>
          </table:table-cell>
          <table:table-cell office:value-type="float" office:value="611">
            <text:p>6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5.5">
            <text:p>75.5</text:p>
          </table:table-cell>
          <table:table-cell office:value-type="float" office:value="604">
            <text:p>6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5.5">
            <text:p>75.5</text:p>
          </table:table-cell>
          <table:table-cell office:value-type="float" office:value="539">
            <text:p>5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5.299999999999997">
            <text:p>75.299999999999997</text:p>
          </table:table-cell>
          <table:table-cell office:value-type="float" office:value="705">
            <text:p>7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5.299999999999997">
            <text:p>75.299999999999997</text:p>
          </table:table-cell>
          <table:table-cell office:value-type="float" office:value="619">
            <text:p>6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8.299999999999997">
            <text:p>78.299999999999997</text:p>
          </table:table-cell>
          <table:table-cell office:value-type="float" office:value="471">
            <text:p>4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8.299999999999997">
            <text:p>78.299999999999997</text:p>
          </table:table-cell>
          <table:table-cell office:value-type="float" office:value="621">
            <text:p>6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5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898">
            <text:p>8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2.099999999999994">
            <text:p>72.099999999999994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2.099999999999994">
            <text:p>72.099999999999994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75">
            <text:p>5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50">
            <text:p>5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76">
            <text:p>5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63">
            <text:p>5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700000000000003">
            <text:p>71.700000000000003</text:p>
          </table:table-cell>
          <table:table-cell office:value-type="float" office:value="538">
            <text:p>5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700000000000003">
            <text:p>71.700000000000003</text:p>
          </table:table-cell>
          <table:table-cell office:value-type="float" office:value="551">
            <text:p>5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02">
            <text:p>5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51">
            <text:p>5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5">
            <text:p>71.5</text:p>
          </table:table-cell>
          <table:table-cell office:value-type="float" office:value="539">
            <text:p>5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5">
            <text:p>71.5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400000000000006">
            <text:p>71.400000000000006</text:p>
          </table:table-cell>
          <table:table-cell office:value-type="float" office:value="526">
            <text:p>5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400000000000006">
            <text:p>71.400000000000006</text:p>
          </table:table-cell>
          <table:table-cell office:value-type="float" office:value="539">
            <text:p>5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552">
            <text:p>5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491">
            <text:p>4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40">
            <text:p>5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03">
            <text:p>5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78">
            <text:p>5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619">
            <text:p>6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1">
            <text:p>71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66">
            <text:p>5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375">
            <text:p>3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79">
            <text:p>5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40">
            <text:p>5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3">
            <text:p>5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66">
            <text:p>5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3">
            <text:p>5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3">
            <text:p>5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3">
            <text:p>5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6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67">
            <text:p>5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80">
            <text:p>5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17">
            <text:p>5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05">
            <text:p>5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05">
            <text:p>5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67">
            <text:p>5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436">
            <text:p>4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599999999999994">
            <text:p>70.599999999999994</text:p>
          </table:table-cell>
          <table:table-cell office:value-type="float" office:value="567">
            <text:p>5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405">
            <text:p>4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67">
            <text:p>5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16">
            <text:p>5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708">
            <text:p>7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42">
            <text:p>5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93">
            <text:p>5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80">
            <text:p>5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80">
            <text:p>5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67">
            <text:p>5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00000000000003">
            <text:p>70.700000000000003</text:p>
          </table:table-cell>
          <table:table-cell office:value-type="float" office:value="580">
            <text:p>5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79">
            <text:p>5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93">
            <text:p>5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606">
            <text:p>6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3">
            <text:p>5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93">
            <text:p>5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493">
            <text:p>4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366">
            <text:p>3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426">
            <text:p>4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3">
            <text:p>5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28">
            <text:p>5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28">
            <text:p>5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7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54">
            <text:p>5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504">
            <text:p>5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300000000000001">
            <text:p>28.300000000000001</text:p>
          </table:table-cell>
          <table:table-cell table:style-name="ce4" office:value-type="float" office:value="70.799999999999997">
            <text:p>70.799999999999997</text:p>
          </table:table-cell>
          <table:table-cell office:value-type="float" office:value="606">
            <text:p>6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492">
            <text:p>4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607">
            <text:p>6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80">
            <text:p>5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529">
            <text:p>5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0.900000000000006">
            <text:p>70.900000000000006</text:p>
          </table:table-cell>
          <table:table-cell office:value-type="float" office:value="607">
            <text:p>6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">
            <text:p>71</text:p>
          </table:table-cell>
          <table:table-cell office:value-type="float" office:value="541">
            <text:p>5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">
            <text:p>71</text:p>
          </table:table-cell>
          <table:table-cell office:value-type="float" office:value="329">
            <text:p>3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">
            <text:p>71</text:p>
          </table:table-cell>
          <table:table-cell office:value-type="float" office:value="593">
            <text:p>5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">
            <text:p>71</text:p>
          </table:table-cell>
          <table:table-cell office:value-type="float" office:value="566">
            <text:p>5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66">
            <text:p>5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099999999999994">
            <text:p>71.099999999999994</text:p>
          </table:table-cell>
          <table:table-cell office:value-type="float" office:value="566">
            <text:p>5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40">
            <text:p>5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200000000000003">
            <text:p>71.200000000000003</text:p>
          </table:table-cell>
          <table:table-cell office:value-type="float" office:value="592">
            <text:p>5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552">
            <text:p>5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299999999999997">
            <text:p>71.299999999999997</text:p>
          </table:table-cell>
          <table:table-cell office:value-type="float" office:value="540">
            <text:p>5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400000000000006">
            <text:p>71.400000000000006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400000000000006">
            <text:p>71.400000000000006</text:p>
          </table:table-cell>
          <table:table-cell office:value-type="float" office:value="552">
            <text:p>5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400000000000006">
            <text:p>71.400000000000006</text:p>
          </table:table-cell>
          <table:table-cell office:value-type="float" office:value="565">
            <text:p>5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400000000000006">
            <text:p>71.400000000000006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51">
            <text:p>5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64">
            <text:p>5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39">
            <text:p>5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51">
            <text:p>5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564">
            <text:p>5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599999999999994">
            <text:p>71.599999999999994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700000000000003">
            <text:p>71.700000000000003</text:p>
          </table:table-cell>
          <table:table-cell office:value-type="float" office:value="617">
            <text:p>6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700000000000003">
            <text:p>71.700000000000003</text:p>
          </table:table-cell>
          <table:table-cell office:value-type="float" office:value="577">
            <text:p>5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799999999999997">
            <text:p>71.799999999999997</text:p>
          </table:table-cell>
          <table:table-cell office:value-type="float" office:value="577">
            <text:p>5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799999999999997">
            <text:p>71.799999999999997</text:p>
          </table:table-cell>
          <table:table-cell office:value-type="float" office:value="590">
            <text:p>5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799999999999997">
            <text:p>71.799999999999997</text:p>
          </table:table-cell>
          <table:table-cell office:value-type="float" office:value="538">
            <text:p>5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799999999999997">
            <text:p>71.799999999999997</text:p>
          </table:table-cell>
          <table:table-cell office:value-type="float" office:value="538">
            <text:p>5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603">
            <text:p>6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63">
            <text:p>5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617">
            <text:p>6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76">
            <text:p>5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617">
            <text:p>6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63">
            <text:p>5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76">
            <text:p>5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76">
            <text:p>5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90">
            <text:p>5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550">
            <text:p>5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8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1.900000000000006">
            <text:p>71.900000000000006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2">
            <text:p>72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99999999999999">
            <text:p>28.199999999999999</text:p>
          </table:table-cell>
          <table:table-cell table:style-name="ce4" office:value-type="float" office:value="72">
            <text:p>72</text:p>
          </table:table-cell>
          <table:table-cell office:value-type="float" office:value="538">
            <text:p>5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77">
            <text:p>5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14">
            <text:p>5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51">
            <text:p>5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63">
            <text:p>5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90">
            <text:p>5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63">
            <text:p>5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577">
            <text:p>5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">
            <text:p>72</text:p>
          </table:table-cell>
          <table:table-cell office:value-type="float" office:value="617">
            <text:p>6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.099999999999994">
            <text:p>72.099999999999994</text:p>
          </table:table-cell>
          <table:table-cell office:value-type="float" office:value="689">
            <text:p>6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5:29 PM</text:p>
          </table:table-cell>
          <table:table-cell table:style-name="ce4" office:value-type="float" office:value="28.100000000000001">
            <text:p>28.100000000000001</text:p>
          </table:table-cell>
          <table:table-cell table:style-name="ce4" office:value-type="float" office:value="72.099999999999994">
            <text:p>72.099999999999994</text:p>
          </table:table-cell>
          <table:table-cell office:value-type="float" office:value="905">
            <text:p>9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391">
            <text:p>3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81">
            <text:p>3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81">
            <text:p>3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18">
            <text:p>31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01">
            <text:p>4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270">
            <text:p>2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372">
            <text:p>3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354">
            <text:p>3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354">
            <text:p>3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627">
            <text:p>62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863">
            <text:p>8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97">
            <text:p>4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235">
            <text:p>2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355">
            <text:p>3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393">
            <text:p>3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256">
            <text:p>2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72">
            <text:p>3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92">
            <text:p>3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82">
            <text:p>3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82">
            <text:p>3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63">
            <text:p>3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36">
            <text:p>3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270">
            <text:p>2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391">
            <text:p>3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381">
            <text:p>3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163">
            <text:p>1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64">
            <text:p>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382">
            <text:p>3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190">
            <text:p>1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01">
            <text:p>4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01">
            <text:p>4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10">
            <text:p>3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63">
            <text:p>4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41">
            <text:p>4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52">
            <text:p>4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4">
            <text:p>4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98">
            <text:p>4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41">
            <text:p>4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63">
            <text:p>4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4">
            <text:p>5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72">
            <text:p>3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363">
            <text:p>3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235">
            <text:p>2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354">
            <text:p>3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382">
            <text:p>3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847">
            <text:p>8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364">
            <text:p>3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680">
            <text:p>6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08">
            <text:p>5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441">
            <text:p>4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533">
            <text:p>5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47">
            <text:p>5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373">
            <text:p>3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574">
            <text:p>5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14">
            <text:p>6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28">
            <text:p>6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42">
            <text:p>6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70">
            <text:p>6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70">
            <text:p>6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56">
            <text:p>6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72">
            <text:p>3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92">
            <text:p>3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00">
            <text:p>4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342">
            <text:p>3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360">
            <text:p>3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398">
            <text:p>3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408">
            <text:p>4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419">
            <text:p>4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409">
            <text:p>4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409">
            <text:p>4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430">
            <text:p>4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372">
            <text:p>3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899">
            <text:p>8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20">
            <text:p>5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496">
            <text:p>4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5">
            <text:p>80.5</text:p>
          </table:table-cell>
          <table:table-cell office:value-type="float" office:value="472">
            <text:p>4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5">
            <text:p>80.5</text:p>
          </table:table-cell>
          <table:table-cell office:value-type="float" office:value="461">
            <text:p>4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439">
            <text:p>4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07">
            <text:p>5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460">
            <text:p>4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439">
            <text:p>4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483">
            <text:p>4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461">
            <text:p>4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5">
            <text:p>80.5</text:p>
          </table:table-cell>
          <table:table-cell office:value-type="float" office:value="461">
            <text:p>4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5">
            <text:p>80.5</text:p>
          </table:table-cell>
          <table:table-cell office:value-type="float" office:value="461">
            <text:p>4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473">
            <text:p>4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440">
            <text:p>4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41">
            <text:p>4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63">
            <text:p>4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74">
            <text:p>4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74">
            <text:p>4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85">
            <text:p>4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63">
            <text:p>4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41">
            <text:p>4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62">
            <text:p>4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41">
            <text:p>4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4">
            <text:p>4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03">
            <text:p>4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6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615">
            <text:p>6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900">
            <text:p>9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03">
            <text:p>4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5">
            <text:p>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732">
            <text:p>7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7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03">
            <text:p>4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55">
            <text:p>3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973">
            <text:p>9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294">
            <text:p>29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8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10">
            <text:p>5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34">
            <text:p>5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">
            <text:p>80</text:p>
          </table:table-cell>
          <table:table-cell office:value-type="float" office:value="546">
            <text:p>5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">
            <text:p>80</text:p>
          </table:table-cell>
          <table:table-cell office:value-type="float" office:value="486">
            <text:p>4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">
            <text:p>80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">
            <text:p>80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53">
            <text:p>4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197">
            <text:p>1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29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601">
            <text:p>6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685">
            <text:p>6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74">
            <text:p>5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60">
            <text:p>5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56">
            <text:p>6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74">
            <text:p>5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731">
            <text:p>7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1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601">
            <text:p>6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2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864">
            <text:p>8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383">
            <text:p>3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657">
            <text:p>6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75">
            <text:p>5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3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383">
            <text:p>3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602">
            <text:p>6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974">
            <text:p>9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10">
            <text:p>5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4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811">
            <text:p>8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382">
            <text:p>3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249">
            <text:p>2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5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73">
            <text:p>5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60">
            <text:p>5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47">
            <text:p>5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256">
            <text:p>2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9">
            <text:p>4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108">
            <text:p>1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6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3">
            <text:p>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74">
            <text:p>5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65">
            <text:p>4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14">
            <text:p>6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7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657">
            <text:p>6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847">
            <text:p>8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8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601">
            <text:p>6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199999999999999">
            <text:p>26.1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199999999999999">
            <text:p>26.1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88">
            <text:p>5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392">
            <text:p>3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899">
            <text:p>8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60">
            <text:p>5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47">
            <text:p>5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487">
            <text:p>4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00000000000001">
            <text:p>26.3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60">
            <text:p>5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39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862">
            <text:p>8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46">
            <text:p>5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21">
            <text:p>5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498">
            <text:p>4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534">
            <text:p>5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971">
            <text:p>9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99999999999997">
            <text:p>80.299999999999997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99999999999997">
            <text:p>80.299999999999997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45">
            <text:p>5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71">
            <text:p>5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99999999999997">
            <text:p>80.299999999999997</text:p>
          </table:table-cell>
          <table:table-cell office:value-type="float" office:value="584">
            <text:p>5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99999999999997">
            <text:p>80.299999999999997</text:p>
          </table:table-cell>
          <table:table-cell office:value-type="float" office:value="521">
            <text:p>5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21">
            <text:p>5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58">
            <text:p>5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184">
            <text:p>1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57">
            <text:p>5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900000000000006">
            <text:p>80.900000000000006</text:p>
          </table:table-cell>
          <table:table-cell office:value-type="float" office:value="439">
            <text:p>4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900000000000006">
            <text:p>80.900000000000006</text:p>
          </table:table-cell>
          <table:table-cell office:value-type="float" office:value="569">
            <text:p>5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1.200000000000003">
            <text:p>81.200000000000003</text:p>
          </table:table-cell>
          <table:table-cell office:value-type="float" office:value="483">
            <text:p>4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1.200000000000003">
            <text:p>81.200000000000003</text:p>
          </table:table-cell>
          <table:table-cell office:value-type="float" office:value="14">
            <text:p>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1.099999999999994">
            <text:p>81.099999999999994</text:p>
          </table:table-cell>
          <table:table-cell office:value-type="float" office:value="494">
            <text:p>49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1.099999999999994">
            <text:p>81.099999999999994</text:p>
          </table:table-cell>
          <table:table-cell office:value-type="float" office:value="398">
            <text:p>3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900000000000006">
            <text:p>80.900000000000006</text:p>
          </table:table-cell>
          <table:table-cell office:value-type="float" office:value="569">
            <text:p>5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900000000000006">
            <text:p>80.900000000000006</text:p>
          </table:table-cell>
          <table:table-cell office:value-type="float" office:value="472">
            <text:p>4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0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56">
            <text:p>5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56">
            <text:p>5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57">
            <text:p>5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56">
            <text:p>5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82">
            <text:p>5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496">
            <text:p>4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57">
            <text:p>5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57">
            <text:p>5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32">
            <text:p>5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">
            <text:p>80.5</text:p>
          </table:table-cell>
          <table:table-cell office:value-type="float" office:value="70">
            <text:p>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">
            <text:p>80.5</text:p>
          </table:table-cell>
          <table:table-cell office:value-type="float" office:value="557">
            <text:p>5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299999999999997">
            <text:p>80.299999999999997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299999999999997">
            <text:p>80.299999999999997</text:p>
          </table:table-cell>
          <table:table-cell office:value-type="float" office:value="557">
            <text:p>5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21">
            <text:p>5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474">
            <text:p>4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46">
            <text:p>5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21">
            <text:p>5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728">
            <text:p>7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75">
            <text:p>4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8">
            <text:p>4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8">
            <text:p>4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87">
            <text:p>5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5">
            <text:p>5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7">
            <text:p>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700">
            <text:p>7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1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">
            <text:p>79</text:p>
          </table:table-cell>
          <table:table-cell office:value-type="float" office:value="174">
            <text:p>1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75">
            <text:p>5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88">
            <text:p>5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49">
            <text:p>5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134">
            <text:p>1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2">
            <text:p>5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62">
            <text:p>5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00">
            <text:p>5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44">
            <text:p>4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4">
            <text:p>5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7">
            <text:p>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">
            <text:p>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7">
            <text:p>5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25">
            <text:p>5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77">
            <text:p>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249">
            <text:p>24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2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00000000000003">
            <text:p>79.200000000000003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601">
            <text:p>6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628">
            <text:p>6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600">
            <text:p>6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5">
            <text:p>79.5</text:p>
          </table:table-cell>
          <table:table-cell office:value-type="float" office:value="627">
            <text:p>62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87">
            <text:p>5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399999999999999">
            <text:p>26.3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41">
            <text:p>6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669">
            <text:p>6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625">
            <text:p>6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625">
            <text:p>6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84">
            <text:p>5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099999999999994">
            <text:p>80.099999999999994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638">
            <text:p>6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">
            <text:p>80.5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">
            <text:p>80.5</text:p>
          </table:table-cell>
          <table:table-cell office:value-type="float" office:value="570">
            <text:p>5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99999999999994">
            <text:p>80.599999999999994</text:p>
          </table:table-cell>
          <table:table-cell office:value-type="float" office:value="520">
            <text:p>5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">
            <text:p>80.5</text:p>
          </table:table-cell>
          <table:table-cell office:value-type="float" office:value="409">
            <text:p>4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5">
            <text:p>80.5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544">
            <text:p>5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5">
            <text:p>80.5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5">
            <text:p>80.5</text:p>
          </table:table-cell>
          <table:table-cell office:value-type="float" office:value="9">
            <text:p>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5">
            <text:p>26.5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69">
            <text:p>5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595">
            <text:p>5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595">
            <text:p>5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608">
            <text:p>6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595">
            <text:p>5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608">
            <text:p>6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99999999999997">
            <text:p>80.799999999999997</text:p>
          </table:table-cell>
          <table:table-cell office:value-type="float" office:value="608">
            <text:p>6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69">
            <text:p>5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700000000000003">
            <text:p>80.700000000000003</text:p>
          </table:table-cell>
          <table:table-cell office:value-type="float" office:value="595">
            <text:p>5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5">
            <text:p>80.5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5">
            <text:p>80.5</text:p>
          </table:table-cell>
          <table:table-cell office:value-type="float" office:value="569">
            <text:p>5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45">
            <text:p>5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.200000000000003">
            <text:p>80.200000000000003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33">
            <text:p>5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3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33">
            <text:p>5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277">
            <text:p>2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683">
            <text:p>6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72">
            <text:p>5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310">
            <text:p>3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430">
            <text:p>4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558">
            <text:p>5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255">
            <text:p>2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80">
            <text:p>80</text:p>
          </table:table-cell>
          <table:table-cell office:value-type="float" office:value="558">
            <text:p>5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09">
            <text:p>5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58">
            <text:p>5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71">
            <text:p>5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96">
            <text:p>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52">
            <text:p>4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99999999999997">
            <text:p>79.799999999999997</text:p>
          </table:table-cell>
          <table:table-cell office:value-type="float" office:value="571">
            <text:p>5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598">
            <text:p>5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47">
            <text:p>5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43">
            <text:p>4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573">
            <text:p>5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174">
            <text:p>1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548">
            <text:p>5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511">
            <text:p>5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573">
            <text:p>5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">
            <text:p>79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269">
            <text:p>2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269">
            <text:p>2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398">
            <text:p>3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80.400000000000006">
            <text:p>80.400000000000006</text:p>
          </table:table-cell>
          <table:table-cell office:value-type="float" office:value="965">
            <text:p>9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82.200000000000003">
            <text:p>82.200000000000003</text:p>
          </table:table-cell>
          <table:table-cell office:value-type="float" office:value="404">
            <text:p>4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82.200000000000003">
            <text:p>82.200000000000003</text:p>
          </table:table-cell>
          <table:table-cell office:value-type="float" office:value="588">
            <text:p>5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">
            <text:p>82.5</text:p>
          </table:table-cell>
          <table:table-cell office:value-type="float" office:value="536">
            <text:p>5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">
            <text:p>82.5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700000000000003">
            <text:p>82.700000000000003</text:p>
          </table:table-cell>
          <table:table-cell office:value-type="float" office:value="523">
            <text:p>5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700000000000003">
            <text:p>82.700000000000003</text:p>
          </table:table-cell>
          <table:table-cell office:value-type="float" office:value="586">
            <text:p>5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99999999999994">
            <text:p>82.599999999999994</text:p>
          </table:table-cell>
          <table:table-cell office:value-type="float" office:value="560">
            <text:p>5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99999999999994">
            <text:p>82.599999999999994</text:p>
          </table:table-cell>
          <table:table-cell office:value-type="float" office:value="641">
            <text:p>6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99999999999994">
            <text:p>82.599999999999994</text:p>
          </table:table-cell>
          <table:table-cell office:value-type="float" office:value="586">
            <text:p>5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99999999999994">
            <text:p>82.599999999999994</text:p>
          </table:table-cell>
          <table:table-cell office:value-type="float" office:value="613">
            <text:p>6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">
            <text:p>82.5</text:p>
          </table:table-cell>
          <table:table-cell office:value-type="float" office:value="655">
            <text:p>6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82.5">
            <text:p>82.5</text:p>
          </table:table-cell>
          <table:table-cell office:value-type="float" office:value="684">
            <text:p>6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700000000000003">
            <text:p>82.700000000000003</text:p>
          </table:table-cell>
          <table:table-cell office:value-type="float" office:value="599">
            <text:p>5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700000000000003">
            <text:p>82.700000000000003</text:p>
          </table:table-cell>
          <table:table-cell office:value-type="float" office:value="585">
            <text:p>5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599999999999994">
            <text:p>82.599999999999994</text:p>
          </table:table-cell>
          <table:table-cell office:value-type="float" office:value="640">
            <text:p>6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599999999999994">
            <text:p>82.599999999999994</text:p>
          </table:table-cell>
          <table:table-cell office:value-type="float" office:value="586">
            <text:p>5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400000000000006">
            <text:p>82.400000000000006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400000000000006">
            <text:p>82.400000000000006</text:p>
          </table:table-cell>
          <table:table-cell office:value-type="float" office:value="561">
            <text:p>5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.400000000000006">
            <text:p>82.400000000000006</text:p>
          </table:table-cell>
          <table:table-cell office:value-type="float" office:value="878">
            <text:p>8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1.799999999999997">
            <text:p>81.799999999999997</text:p>
          </table:table-cell>
          <table:table-cell office:value-type="float" office:value="864">
            <text:p>8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1.400000000000006">
            <text:p>81.400000000000006</text:p>
          </table:table-cell>
          <table:table-cell office:value-type="float" office:value="673">
            <text:p>6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1.400000000000006">
            <text:p>81.400000000000006</text:p>
          </table:table-cell>
          <table:table-cell office:value-type="float" office:value="733">
            <text:p>7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1.099999999999994">
            <text:p>81.099999999999994</text:p>
          </table:table-cell>
          <table:table-cell office:value-type="float" office:value="766">
            <text:p>7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1.099999999999994">
            <text:p>81.099999999999994</text:p>
          </table:table-cell>
          <table:table-cell office:value-type="float" office:value="782">
            <text:p>7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0.5">
            <text:p>80.5</text:p>
          </table:table-cell>
          <table:table-cell office:value-type="float" office:value="676">
            <text:p>6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0.5">
            <text:p>80.5</text:p>
          </table:table-cell>
          <table:table-cell office:value-type="float" office:value="737">
            <text:p>7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55">
            <text:p>5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755">
            <text:p>7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928">
            <text:p>9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09">
            <text:p>6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80">
            <text:p>6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65">
            <text:p>6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637">
            <text:p>6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596">
            <text:p>5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637">
            <text:p>6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665">
            <text:p>6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400000000000006">
            <text:p>79.400000000000006</text:p>
          </table:table-cell>
          <table:table-cell office:value-type="float" office:value="623">
            <text:p>6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667">
            <text:p>6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682">
            <text:p>6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624">
            <text:p>6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597">
            <text:p>5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546">
            <text:p>5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522">
            <text:p>5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559">
            <text:p>5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381">
            <text:p>3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585">
            <text:p>5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353">
            <text:p>3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353">
            <text:p>3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294">
            <text:p>29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391">
            <text:p>3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124">
            <text:p>1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270">
            <text:p>2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5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01">
            <text:p>4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11">
            <text:p>4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799999999999997">
            <text:p>78.799999999999997</text:p>
          </table:table-cell>
          <table:table-cell office:value-type="float" office:value="464">
            <text:p>4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10">
            <text:p>4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">
            <text:p>79</text:p>
          </table:table-cell>
          <table:table-cell office:value-type="float" office:value="452">
            <text:p>4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85">
            <text:p>4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3">
            <text:p>4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507">
            <text:p>5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599999999999994">
            <text:p>79.599999999999994</text:p>
          </table:table-cell>
          <table:table-cell office:value-type="float" office:value="495">
            <text:p>4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484">
            <text:p>4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5">
            <text:p>79.5</text:p>
          </table:table-cell>
          <table:table-cell office:value-type="float" office:value="507">
            <text:p>5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30">
            <text:p>4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9.299999999999997">
            <text:p>79.299999999999997</text:p>
          </table:table-cell>
          <table:table-cell office:value-type="float" office:value="473">
            <text:p>4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52">
            <text:p>45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97">
            <text:p>4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547">
            <text:p>5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21">
            <text:p>4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299999999999997">
            <text:p>78.2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299999999999997">
            <text:p>78.299999999999997</text:p>
          </table:table-cell>
          <table:table-cell office:value-type="float" office:value="476">
            <text:p>4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54">
            <text:p>4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88">
            <text:p>4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120">
            <text:p>1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01">
            <text:p>5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99999999999999">
            <text:p>27.1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272">
            <text:p>2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26">
            <text:p>5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538">
            <text:p>5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6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04">
            <text:p>4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46">
            <text:p>4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7.599999999999994">
            <text:p>77.599999999999994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14">
            <text:p>5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46">
            <text:p>4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68">
            <text:p>4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374">
            <text:p>3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799999999999997">
            <text:p>77.799999999999997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355">
            <text:p>3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101">
            <text:p>1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588">
            <text:p>5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66">
            <text:p>4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7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257">
            <text:p>2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125">
            <text:p>1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513">
            <text:p>5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89">
            <text:p>4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8">
            <text:p>78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78">
            <text:p>47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630">
            <text:p>6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">
            <text:p>78</text:p>
          </table:table-cell>
          <table:table-cell office:value-type="float" office:value="365">
            <text:p>3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329">
            <text:p>3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46">
            <text:p>4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272">
            <text:p>2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21">
            <text:p>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384">
            <text:p>3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394">
            <text:p>39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272">
            <text:p>2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295">
            <text:p>2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04">
            <text:p>4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329">
            <text:p>3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57">
            <text:p>4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25">
            <text:p>4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329">
            <text:p>3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93">
            <text:p>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33">
            <text:p>4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99999999999994">
            <text:p>78.599999999999994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442">
            <text:p>4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79.700000000000003">
            <text:p>79.700000000000003</text:p>
          </table:table-cell>
          <table:table-cell office:value-type="float" office:value="371">
            <text:p>3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128">
            <text:p>1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120">
            <text:p>1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56">
            <text:p>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80">
            <text:p>80</text:p>
          </table:table-cell>
          <table:table-cell office:value-type="float" office:value="220">
            <text:p>2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247">
            <text:p>2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900000000000006">
            <text:p>79.900000000000006</text:p>
          </table:table-cell>
          <table:table-cell office:value-type="float" office:value="269">
            <text:p>2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5">
            <text:p>79.5</text:p>
          </table:table-cell>
          <table:table-cell office:value-type="float" office:value="344">
            <text:p>3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53">
            <text:p>3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9.099999999999994">
            <text:p>79.099999999999994</text:p>
          </table:table-cell>
          <table:table-cell office:value-type="float" office:value="391">
            <text:p>3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900000000000006">
            <text:p>78.900000000000006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700000000000003">
            <text:p>78.700000000000003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">
            <text:p>78.5</text:p>
          </table:table-cell>
          <table:table-cell office:value-type="float" office:value="373">
            <text:p>3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5">
            <text:p>78.5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400000000000006">
            <text:p>78.400000000000006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400000000000006">
            <text:p>78.400000000000006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375">
            <text:p>3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35">
            <text:p>4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4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">
            <text:p>78</text:p>
          </table:table-cell>
          <table:table-cell office:value-type="float" office:value="414">
            <text:p>4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13">
            <text:p>4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99999999999997">
            <text:p>78.299999999999997</text:p>
          </table:table-cell>
          <table:table-cell office:value-type="float" office:value="455">
            <text:p>4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299999999999997">
            <text:p>78.299999999999997</text:p>
          </table:table-cell>
          <table:table-cell office:value-type="float" office:value="355">
            <text:p>3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78.200000000000003">
            <text:p>78.200000000000003</text:p>
          </table:table-cell>
          <table:table-cell office:value-type="float" office:value="445">
            <text:p>4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24">
            <text:p>4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8.099999999999994">
            <text:p>78.099999999999994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456">
            <text:p>4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900000000000006">
            <text:p>77.900000000000006</text:p>
          </table:table-cell>
          <table:table-cell office:value-type="float" office:value="467">
            <text:p>4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479">
            <text:p>4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700000000000003">
            <text:p>77.700000000000003</text:p>
          </table:table-cell>
          <table:table-cell office:value-type="float" office:value="514">
            <text:p>5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5">
            <text:p>77.5</text:p>
          </table:table-cell>
          <table:table-cell office:value-type="float" office:value="415">
            <text:p>4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5">
            <text:p>77.5</text:p>
          </table:table-cell>
          <table:table-cell office:value-type="float" office:value="425">
            <text:p>4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26">
            <text:p>4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15">
            <text:p>4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15">
            <text:p>4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05">
            <text:p>4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36">
            <text:p>4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15">
            <text:p>4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26">
            <text:p>4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99999999999997">
            <text:p>77.299999999999997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400000000000006">
            <text:p>77.400000000000006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400000000000006">
            <text:p>77.400000000000006</text:p>
          </table:table-cell>
          <table:table-cell office:value-type="float" office:value="458">
            <text:p>4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5">
            <text:p>77.5</text:p>
          </table:table-cell>
          <table:table-cell office:value-type="float" office:value="447">
            <text:p>44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5">
            <text:p>77.5</text:p>
          </table:table-cell>
          <table:table-cell office:value-type="float" office:value="425">
            <text:p>4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400000000000006">
            <text:p>77.400000000000006</text:p>
          </table:table-cell>
          <table:table-cell office:value-type="float" office:value="469">
            <text:p>4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400000000000006">
            <text:p>77.400000000000006</text:p>
          </table:table-cell>
          <table:table-cell office:value-type="float" office:value="415">
            <text:p>4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00000000000003">
            <text:p>77.200000000000003</text:p>
          </table:table-cell>
          <table:table-cell office:value-type="float" office:value="416">
            <text:p>4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7.200000000000003">
            <text:p>77.200000000000003</text:p>
          </table:table-cell>
          <table:table-cell office:value-type="float" office:value="416">
            <text:p>4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6.799999999999997">
            <text:p>76.799999999999997</text:p>
          </table:table-cell>
          <table:table-cell office:value-type="float" office:value="448">
            <text:p>4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6.799999999999997">
            <text:p>76.799999999999997</text:p>
          </table:table-cell>
          <table:table-cell office:value-type="float" office:value="448">
            <text:p>44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6.5">
            <text:p>76.5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76.5">
            <text:p>76.5</text:p>
          </table:table-cell>
          <table:table-cell office:value-type="float" office:value="417">
            <text:p>4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400000000000006">
            <text:p>76.400000000000006</text:p>
          </table:table-cell>
          <table:table-cell office:value-type="float" office:value="417">
            <text:p>4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400000000000006">
            <text:p>76.400000000000006</text:p>
          </table:table-cell>
          <table:table-cell office:value-type="float" office:value="417">
            <text:p>4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299999999999997">
            <text:p>76.299999999999997</text:p>
          </table:table-cell>
          <table:table-cell office:value-type="float" office:value="417">
            <text:p>4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299999999999997">
            <text:p>76.299999999999997</text:p>
          </table:table-cell>
          <table:table-cell office:value-type="float" office:value="417">
            <text:p>4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299999999999997">
            <text:p>76.299999999999997</text:p>
          </table:table-cell>
          <table:table-cell office:value-type="float" office:value="417">
            <text:p>4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299999999999997">
            <text:p>76.299999999999997</text:p>
          </table:table-cell>
          <table:table-cell office:value-type="float" office:value="428">
            <text:p>4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200000000000003">
            <text:p>76.200000000000003</text:p>
          </table:table-cell>
          <table:table-cell office:value-type="float" office:value="472">
            <text:p>4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.200000000000003">
            <text:p>76.200000000000003</text:p>
          </table:table-cell>
          <table:table-cell office:value-type="float" office:value="418">
            <text:p>41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">
            <text:p>76</text:p>
          </table:table-cell>
          <table:table-cell office:value-type="float" office:value="439">
            <text:p>4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6">
            <text:p>76</text:p>
          </table:table-cell>
          <table:table-cell office:value-type="float" office:value="418">
            <text:p>41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99999999999997">
            <text:p>75.799999999999997</text:p>
          </table:table-cell>
          <table:table-cell office:value-type="float" office:value="440">
            <text:p>4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99999999999997">
            <text:p>75.799999999999997</text:p>
          </table:table-cell>
          <table:table-cell office:value-type="float" office:value="429">
            <text:p>4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599999999999994">
            <text:p>75.599999999999994</text:p>
          </table:table-cell>
          <table:table-cell office:value-type="float" office:value="451">
            <text:p>4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599999999999994">
            <text:p>75.599999999999994</text:p>
          </table:table-cell>
          <table:table-cell office:value-type="float" office:value="430">
            <text:p>4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462">
            <text:p>4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429">
            <text:p>4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389">
            <text:p>3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440">
            <text:p>4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99999999999997">
            <text:p>75.799999999999997</text:p>
          </table:table-cell>
          <table:table-cell office:value-type="float" office:value="419">
            <text:p>4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0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99999999999997">
            <text:p>75.799999999999997</text:p>
          </table:table-cell>
          <table:table-cell office:value-type="float" office:value="419">
            <text:p>4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99999999999997">
            <text:p>75.799999999999997</text:p>
          </table:table-cell>
          <table:table-cell office:value-type="float" office:value="419">
            <text:p>4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99999999999997">
            <text:p>75.799999999999997</text:p>
          </table:table-cell>
          <table:table-cell office:value-type="float" office:value="419">
            <text:p>4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5">
            <text:p>75.5</text:p>
          </table:table-cell>
          <table:table-cell office:value-type="float" office:value="389">
            <text:p>3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429">
            <text:p>4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429">
            <text:p>4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399">
            <text:p>3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700000000000003">
            <text:p>75.700000000000003</text:p>
          </table:table-cell>
          <table:table-cell office:value-type="float" office:value="399">
            <text:p>3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63">
            <text:p>4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09">
            <text:p>4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09">
            <text:p>4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409">
            <text:p>4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400000000000006">
            <text:p>75.400000000000006</text:p>
          </table:table-cell>
          <table:table-cell office:value-type="float" office:value="399">
            <text:p>3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200000000000003">
            <text:p>75.200000000000003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5.200000000000003">
            <text:p>75.200000000000003</text:p>
          </table:table-cell>
          <table:table-cell office:value-type="float" office:value="431">
            <text:p>4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5.099999999999994">
            <text:p>75.099999999999994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5.099999999999994">
            <text:p>75.099999999999994</text:p>
          </table:table-cell>
          <table:table-cell office:value-type="float" office:value="420">
            <text:p>42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4.799999999999997">
            <text:p>74.799999999999997</text:p>
          </table:table-cell>
          <table:table-cell office:value-type="float" office:value="362">
            <text:p>3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4.799999999999997">
            <text:p>74.799999999999997</text:p>
          </table:table-cell>
          <table:table-cell office:value-type="float" office:value="344">
            <text:p>3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4.400000000000006">
            <text:p>74.400000000000006</text:p>
          </table:table-cell>
          <table:table-cell office:value-type="float" office:value="363">
            <text:p>3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4.400000000000006">
            <text:p>74.400000000000006</text:p>
          </table:table-cell>
          <table:table-cell office:value-type="float" office:value="402">
            <text:p>4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4.099999999999994">
            <text:p>74.099999999999994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4.099999999999994">
            <text:p>74.099999999999994</text:p>
          </table:table-cell>
          <table:table-cell office:value-type="float" office:value="422">
            <text:p>4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3.900000000000006">
            <text:p>73.900000000000006</text:p>
          </table:table-cell>
          <table:table-cell office:value-type="float" office:value="256">
            <text:p>2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3.900000000000006">
            <text:p>73.900000000000006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4">
            <text:p>74</text:p>
          </table:table-cell>
          <table:table-cell office:value-type="float" office:value="327">
            <text:p>32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4">
            <text:p>74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4">
            <text:p>74</text:p>
          </table:table-cell>
          <table:table-cell office:value-type="float" office:value="423">
            <text:p>4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7:51 PM</text:p>
          </table:table-cell>
          <table:table-cell table:style-name="ce4" office:value-type="float" office:value="27.100000000000001">
            <text:p>27.100000000000001</text:p>
          </table:table-cell>
          <table:table-cell table:style-name="ce4" office:value-type="float" office:value="74">
            <text:p>74</text:p>
          </table:table-cell>
          <table:table-cell office:value-type="float" office:value="412">
            <text:p>4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600000000000001">
            <text:p>59.600000000000001</text:p>
          </table:table-cell>
          <table:table-cell office:value-type="float" office:value="214">
            <text:p>2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600000000000001">
            <text:p>59.600000000000001</text:p>
          </table:table-cell>
          <table:table-cell office:value-type="float" office:value="214">
            <text:p>2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200000000000003">
            <text:p>59.200000000000003</text:p>
          </table:table-cell>
          <table:table-cell office:value-type="float" office:value="201">
            <text:p>2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200000000000003">
            <text:p>59.200000000000003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">
            <text:p>59</text:p>
          </table:table-cell>
          <table:table-cell office:value-type="float" office:value="272">
            <text:p>2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">
            <text:p>59</text:p>
          </table:table-cell>
          <table:table-cell office:value-type="float" office:value="296">
            <text:p>2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99999999999997">
            <text:p>58.799999999999997</text:p>
          </table:table-cell>
          <table:table-cell office:value-type="float" office:value="257">
            <text:p>2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99999999999997">
            <text:p>58.799999999999997</text:p>
          </table:table-cell>
          <table:table-cell office:value-type="float" office:value="288">
            <text:p>2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280">
            <text:p>2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250">
            <text:p>2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280">
            <text:p>2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36">
            <text:p>23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151">
            <text:p>1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323">
            <text:p>32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257">
            <text:p>2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228">
            <text:p>22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161">
            <text:p>1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243">
            <text:p>2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5">
            <text:p>58.5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184">
            <text:p>1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02">
            <text:p>2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09">
            <text:p>2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146">
            <text:p>1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8">
            <text:p>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167">
            <text:p>1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37">
            <text:p>2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490">
            <text:p>4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0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51">
            <text:p>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109">
            <text:p>1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50">
            <text:p>2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43">
            <text:p>2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131">
            <text:p>1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477">
            <text:p>4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12">
            <text:p>1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799999999999997">
            <text:p>58.799999999999997</text:p>
          </table:table-cell>
          <table:table-cell office:value-type="float" office:value="288">
            <text:p>2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799999999999997">
            <text:p>58.799999999999997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799999999999997">
            <text:p>59.799999999999997</text:p>
          </table:table-cell>
          <table:table-cell office:value-type="float" office:value="256">
            <text:p>2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799999999999997">
            <text:p>59.799999999999997</text:p>
          </table:table-cell>
          <table:table-cell office:value-type="float" office:value="303">
            <text:p>3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302">
            <text:p>3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302">
            <text:p>3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1.100000000000001">
            <text:p>61.100000000000001</text:p>
          </table:table-cell>
          <table:table-cell office:value-type="float" office:value="225">
            <text:p>2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1.100000000000001">
            <text:p>61.100000000000001</text:p>
          </table:table-cell>
          <table:table-cell office:value-type="float" office:value="261">
            <text:p>2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399999999999999">
            <text:p>60.399999999999999</text:p>
          </table:table-cell>
          <table:table-cell office:value-type="float" office:value="294">
            <text:p>29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399999999999999">
            <text:p>60.399999999999999</text:p>
          </table:table-cell>
          <table:table-cell office:value-type="float" office:value="286">
            <text:p>2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100000000000001">
            <text:p>60.100000000000001</text:p>
          </table:table-cell>
          <table:table-cell office:value-type="float" office:value="270">
            <text:p>2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100000000000001">
            <text:p>60.100000000000001</text:p>
          </table:table-cell>
          <table:table-cell office:value-type="float" office:value="286">
            <text:p>2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">
            <text:p>60</text:p>
          </table:table-cell>
          <table:table-cell office:value-type="float" office:value="227">
            <text:p>22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">
            <text:p>60</text:p>
          </table:table-cell>
          <table:table-cell office:value-type="float" office:value="303">
            <text:p>3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399999999999999">
            <text:p>59.399999999999999</text:p>
          </table:table-cell>
          <table:table-cell office:value-type="float" office:value="264">
            <text:p>2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399999999999999">
            <text:p>59.399999999999999</text:p>
          </table:table-cell>
          <table:table-cell office:value-type="float" office:value="304">
            <text:p>3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">
            <text:p>59</text:p>
          </table:table-cell>
          <table:table-cell office:value-type="float" office:value="235">
            <text:p>23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">
            <text:p>59</text:p>
          </table:table-cell>
          <table:table-cell office:value-type="float" office:value="304">
            <text:p>3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257">
            <text:p>2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250">
            <text:p>2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141">
            <text:p>14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100000000000001">
            <text:p>59.100000000000001</text:p>
          </table:table-cell>
          <table:table-cell office:value-type="float" office:value="288">
            <text:p>2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100000000000001">
            <text:p>59.100000000000001</text:p>
          </table:table-cell>
          <table:table-cell office:value-type="float" office:value="304">
            <text:p>3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700000000000003">
            <text:p>60.700000000000003</text:p>
          </table:table-cell>
          <table:table-cell office:value-type="float" office:value="302">
            <text:p>3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700000000000003">
            <text:p>60.700000000000003</text:p>
          </table:table-cell>
          <table:table-cell office:value-type="float" office:value="319">
            <text:p>3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130">
            <text:p>1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311">
            <text:p>3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.200000000000003">
            <text:p>60.200000000000003</text:p>
          </table:table-cell>
          <table:table-cell office:value-type="float" office:value="270">
            <text:p>2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.200000000000003">
            <text:p>60.200000000000003</text:p>
          </table:table-cell>
          <table:table-cell office:value-type="float" office:value="302">
            <text:p>3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700000000000003">
            <text:p>59.700000000000003</text:p>
          </table:table-cell>
          <table:table-cell office:value-type="float" office:value="55">
            <text:p>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700000000000003">
            <text:p>59.700000000000003</text:p>
          </table:table-cell>
          <table:table-cell office:value-type="float" office:value="303">
            <text:p>3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200000000000003">
            <text:p>59.200000000000003</text:p>
          </table:table-cell>
          <table:table-cell office:value-type="float" office:value="288">
            <text:p>2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200000000000003">
            <text:p>59.200000000000003</text:p>
          </table:table-cell>
          <table:table-cell office:value-type="float" office:value="304">
            <text:p>3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00000000000003">
            <text:p>58.700000000000003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00000000000003">
            <text:p>58.700000000000003</text:p>
          </table:table-cell>
          <table:table-cell office:value-type="float" office:value="296">
            <text:p>2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0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97">
            <text:p>2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200000000000003">
            <text:p>58.200000000000003</text:p>
          </table:table-cell>
          <table:table-cell office:value-type="float" office:value="222">
            <text:p>22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">
            <text:p>58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">
            <text:p>58</text:p>
          </table:table-cell>
          <table:table-cell office:value-type="float" office:value="56">
            <text:p>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00000000000003">
            <text:p>58.700000000000003</text:p>
          </table:table-cell>
          <table:table-cell office:value-type="float" office:value="288">
            <text:p>28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00000000000003">
            <text:p>58.700000000000003</text:p>
          </table:table-cell>
          <table:table-cell office:value-type="float" office:value="913">
            <text:p>91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02">
            <text:p>2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190">
            <text:p>1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4">
            <text:p>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4">
            <text:p>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110">
            <text:p>1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56">
            <text:p>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5">
            <text:p>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190">
            <text:p>1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196">
            <text:p>1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5">
            <text:p>58.5</text:p>
          </table:table-cell>
          <table:table-cell office:value-type="float" office:value="265">
            <text:p>26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5">
            <text:p>59.5</text:p>
          </table:table-cell>
          <table:table-cell office:value-type="float" office:value="183">
            <text:p>1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5">
            <text:p>59.5</text:p>
          </table:table-cell>
          <table:table-cell office:value-type="float" office:value="295">
            <text:p>2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">
            <text:p>60</text:p>
          </table:table-cell>
          <table:table-cell office:value-type="float" office:value="240">
            <text:p>2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">
            <text:p>60</text:p>
          </table:table-cell>
          <table:table-cell office:value-type="float" office:value="286">
            <text:p>2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899999999999999">
            <text:p>59.899999999999999</text:p>
          </table:table-cell>
          <table:table-cell office:value-type="float" office:value="303">
            <text:p>3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9.899999999999999">
            <text:p>59.899999999999999</text:p>
          </table:table-cell>
          <table:table-cell office:value-type="float" office:value="255">
            <text:p>25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1.200000000000003">
            <text:p>61.200000000000003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1.200000000000003">
            <text:p>61.200000000000003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799999999999997">
            <text:p>60.799999999999997</text:p>
          </table:table-cell>
          <table:table-cell office:value-type="float" office:value="254">
            <text:p>25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60.799999999999997">
            <text:p>60.799999999999997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899999999999999">
            <text:p>59.899999999999999</text:p>
          </table:table-cell>
          <table:table-cell office:value-type="float" office:value="263">
            <text:p>26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899999999999999">
            <text:p>59.899999999999999</text:p>
          </table:table-cell>
          <table:table-cell office:value-type="float" office:value="270">
            <text:p>2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799999999999997">
            <text:p>59.799999999999997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799999999999997">
            <text:p>59.799999999999997</text:p>
          </table:table-cell>
          <table:table-cell office:value-type="float" office:value="303">
            <text:p>3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5">
            <text:p>59.5</text:p>
          </table:table-cell>
          <table:table-cell office:value-type="float" office:value="321">
            <text:p>3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5">
            <text:p>59.5</text:p>
          </table:table-cell>
          <table:table-cell office:value-type="float" office:value="295">
            <text:p>29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302">
            <text:p>3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1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302">
            <text:p>30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60.299999999999997">
            <text:p>60.299999999999997</text:p>
          </table:table-cell>
          <table:table-cell office:value-type="float" office:value="286">
            <text:p>2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399999999999999">
            <text:p>59.399999999999999</text:p>
          </table:table-cell>
          <table:table-cell office:value-type="float" office:value="287">
            <text:p>28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9.399999999999999">
            <text:p>59.399999999999999</text:p>
          </table:table-cell>
          <table:table-cell office:value-type="float" office:value="271">
            <text:p>27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00000000000003">
            <text:p>58.700000000000003</text:p>
          </table:table-cell>
          <table:table-cell office:value-type="float" office:value="189">
            <text:p>1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700000000000003">
            <text:p>58.700000000000003</text:p>
          </table:table-cell>
          <table:table-cell office:value-type="float" office:value="296">
            <text:p>29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73">
            <text:p>27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38">
            <text:p>2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68">
            <text:p>2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186">
            <text:p>18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191">
            <text:p>1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94">
            <text:p>9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21">
            <text:p>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30">
            <text:p>2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45">
            <text:p>2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31">
            <text:p>23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157">
            <text:p>1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316">
            <text:p>3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56">
            <text:p>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2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434">
            <text:p>43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7">
            <text:p>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30">
            <text:p>2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1">
            <text:p>2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191">
            <text:p>1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37">
            <text:p>2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192">
            <text:p>1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68">
            <text:p>2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11">
            <text:p>2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24">
            <text:p>2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200000000000003">
            <text:p>56.200000000000003</text:p>
          </table:table-cell>
          <table:table-cell office:value-type="float" office:value="8">
            <text:p>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200000000000003">
            <text:p>56.200000000000003</text:p>
          </table:table-cell>
          <table:table-cell office:value-type="float" office:value="225">
            <text:p>2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100000000000001">
            <text:p>56.100000000000001</text:p>
          </table:table-cell>
          <table:table-cell office:value-type="float" office:value="218">
            <text:p>21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100000000000001">
            <text:p>56.100000000000001</text:p>
          </table:table-cell>
          <table:table-cell office:value-type="float" office:value="253">
            <text:p>2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277">
            <text:p>2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285">
            <text:p>2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100000000000001">
            <text:p>56.100000000000001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100000000000001">
            <text:p>56.100000000000001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285">
            <text:p>2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261">
            <text:p>2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138">
            <text:p>13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">
            <text:p>56</text:p>
          </table:table-cell>
          <table:table-cell office:value-type="float" office:value="239">
            <text:p>2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261">
            <text:p>2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277">
            <text:p>2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192">
            <text:p>1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277">
            <text:p>27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225">
            <text:p>2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269">
            <text:p>2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799999999999997">
            <text:p>55.799999999999997</text:p>
          </table:table-cell>
          <table:table-cell office:value-type="float" office:value="111">
            <text:p>1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799999999999997">
            <text:p>55.799999999999997</text:p>
          </table:table-cell>
          <table:table-cell office:value-type="float" office:value="285">
            <text:p>28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426">
            <text:p>42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5.899999999999999">
            <text:p>55.899999999999999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200000000000003">
            <text:p>56.200000000000003</text:p>
          </table:table-cell>
          <table:table-cell office:value-type="float" office:value="174">
            <text:p>1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200000000000003">
            <text:p>56.200000000000003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3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68">
            <text:p>2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30">
            <text:p>2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10">
            <text:p>2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">
            <text:p>58</text:p>
          </table:table-cell>
          <table:table-cell office:value-type="float" office:value="216">
            <text:p>2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">
            <text:p>58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">
            <text:p>58</text:p>
          </table:table-cell>
          <table:table-cell office:value-type="float" office:value="258">
            <text:p>2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8">
            <text:p>58</text:p>
          </table:table-cell>
          <table:table-cell office:value-type="float" office:value="289">
            <text:p>2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167">
            <text:p>1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191">
            <text:p>1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">
            <text:p>57</text:p>
          </table:table-cell>
          <table:table-cell office:value-type="float" office:value="267">
            <text:p>26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470">
            <text:p>4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114">
            <text:p>11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24">
            <text:p>2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198">
            <text:p>1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24">
            <text:p>2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11">
            <text:p>2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68">
            <text:p>2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142">
            <text:p>1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5">
            <text:p>56.5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5">
            <text:p>56.5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4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40">
            <text:p>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30">
            <text:p>2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45">
            <text:p>24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04">
            <text:p>2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53">
            <text:p>3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197">
            <text:p>19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5">
            <text:p>2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16">
            <text:p>3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191">
            <text:p>1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83">
            <text:p>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30">
            <text:p>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5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157">
            <text:p>1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343">
            <text:p>3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157">
            <text:p>1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70">
            <text:p>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16">
            <text:p>2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540">
            <text:p>54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272">
            <text:p>2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399999999999999">
            <text:p>58.399999999999999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101">
            <text:p>1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600000000000001">
            <text:p>58.600000000000001</text:p>
          </table:table-cell>
          <table:table-cell office:value-type="float" office:value="189">
            <text:p>18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150">
            <text:p>1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299999999999997">
            <text:p>58.299999999999997</text:p>
          </table:table-cell>
          <table:table-cell office:value-type="float" office:value="305">
            <text:p>30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50">
            <text:p>25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58">
            <text:p>2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58">
            <text:p>25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101">
            <text:p>1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03">
            <text:p>20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09">
            <text:p>2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6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99999999999999">
            <text:p>26.8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4">
            <text:p>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59">
            <text:p>25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15">
            <text:p>3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64">
            <text:p>6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15">
            <text:p>31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30">
            <text:p>2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30">
            <text:p>23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399999999999999">
            <text:p>57.3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66">
            <text:p>26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42">
            <text:p>4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7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51">
            <text:p>25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16">
            <text:p>2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800000000000001">
            <text:p>26.800000000000001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37">
            <text:p>23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74">
            <text:p>27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00000000000003">
            <text:p>57.700000000000003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33">
            <text:p>33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324">
            <text:p>3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43">
            <text:p>24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81">
            <text:p>28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432">
            <text:p>43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29">
            <text:p>22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8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.100000000000001">
            <text:p>58.100000000000001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298">
            <text:p>2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306">
            <text:p>30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8">
            <text:p>58</text:p>
          </table:table-cell>
          <table:table-cell office:value-type="float" office:value="56">
            <text:p>5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290">
            <text:p>29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899999999999999">
            <text:p>57.899999999999999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799999999999997">
            <text:p>57.799999999999997</text:p>
          </table:table-cell>
          <table:table-cell office:value-type="float" office:value="282">
            <text:p>28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244">
            <text:p>2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600000000000001">
            <text:p>57.600000000000001</text:p>
          </table:table-cell>
          <table:table-cell office:value-type="float" office:value="179">
            <text:p>17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316">
            <text:p>31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5">
            <text:p>57.5</text:p>
          </table:table-cell>
          <table:table-cell office:value-type="float" office:value="307">
            <text:p>30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299">
            <text:p>29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99999999999997">
            <text:p>57.299999999999997</text:p>
          </table:table-cell>
          <table:table-cell office:value-type="float" office:value="162">
            <text:p>16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200000000000003">
            <text:p>57.200000000000003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17">
            <text:p>21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.100000000000001">
            <text:p>57.100000000000001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72">
            <text:p>37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91">
            <text:p>2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44">
            <text:p>34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191">
            <text:p>19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75">
            <text:p>275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04">
            <text:p>20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7">
            <text:p>57</text:p>
          </table:table-cell>
          <table:table-cell office:value-type="float" office:value="283">
            <text:p>28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53">
            <text:p>35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60">
            <text:p>26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19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192">
            <text:p>1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211">
            <text:p>2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192">
            <text:p>1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899999999999999">
            <text:p>56.899999999999999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99999999999997">
            <text:p>56.799999999999997</text:p>
          </table:table-cell>
          <table:table-cell office:value-type="float" office:value="308">
            <text:p>30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198">
            <text:p>19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68">
            <text:p>2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99999999999999">
            <text:p>26.699999999999999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470">
            <text:p>47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246">
            <text:p>24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7">
            <text:p>2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24">
            <text:p>22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11">
            <text:p>21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68">
            <text:p>26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119">
            <text:p>1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0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69">
            <text:p>26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39">
            <text:p>2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10">
            <text:p>3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192">
            <text:p>1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10">
            <text:p>3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10">
            <text:p>3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18">
            <text:p>218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10">
            <text:p>31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61">
            <text:p>2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92">
            <text:p>292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0">
            <text:p>30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700000000000003">
            <text:p>56.700000000000003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76">
            <text:p>276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261">
            <text:p>26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19">
            <text:p>1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57">
            <text:p>57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39">
            <text:p>23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93">
            <text:p>293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399999999999999">
            <text:p>56.399999999999999</text:p>
          </table:table-cell>
          <table:table-cell office:value-type="float" office:value="284">
            <text:p>284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180">
            <text:p>180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5">
            <text:p>56.5</text:p>
          </table:table-cell>
          <table:table-cell office:value-type="float" office:value="309">
            <text:p>309</text:p>
          </table:table-cell>
          <table:table-cell table:number-columns-repeated="1024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 June 15</text:p>
          </table:table-cell>
          <table:table-cell office:value-type="float" office:value="2024">
            <text:p>2024</text:p>
          </table:table-cell>
          <table:table-cell office:value-type="string">
            <text:p>08:21 PM</text:p>
          </table:table-cell>
          <table:table-cell table:style-name="ce4" office:value-type="float" office:value="26.600000000000001">
            <text:p>26.600000000000001</text:p>
          </table:table-cell>
          <table:table-cell table:style-name="ce4" office:value-type="float" office:value="56.600000000000001">
            <text:p>56.600000000000001</text:p>
          </table:table-cell>
          <table:table-cell office:value-type="float" office:value="301">
            <text:p>3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2" number:min-integer-digits="2"/>
    </number:number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-color="#FFFFFF" draw:fill="solid" draw:stroke="solid" svg:stroke-color="#D8D8D8" svg:stroke-width="0.02646cm"/>
      <style:paragraph-properties/>
      <style:chart-properties/>
      <style:text-properties fo:color="#000000" fo:font-family="Calibri" style:font-family-asian="Arial" style:font-family-complex="Arial" fo:font-size="10pt" style:font-size-asian="10pt" style:font-size-complex="10pt"/>
    </style:style>
    <style:style style:family="chart" style:name="ch2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14pt" style:font-size-asian="14pt" style:font-size-complex="14pt" fo:letter-spacing="0pt" fo:font-weight="normal"/>
    </style:style>
    <style:style style:family="chart" style:name="ch3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4">
      <style:graphic-properties draw:fill="none" draw:stroke="none"/>
      <style:chart-properties chart:treat-empty-cells="true"/>
    </style:style>
    <style:style style:family="chart" style:name="ch5">
      <style:graphic-properties draw:fill="none" draw:stroke="solid" svg:stroke-color="#D8D8D8" svg:stroke-width="0.02646cm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 chart:axis-label-position="near-axis"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6">
      <style:graphic-properties draw:fill="none" draw:stroke="none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7">
      <style:graphic-properties draw:fill="none" draw:stroke="solid" svg:stroke-color="#D8D8D8" svg:stroke-width="0.02646cm"/>
      <style:chart-properties/>
    </style:style>
    <style:style style:family="chart" style:name="ch8">
      <style:graphic-properties draw:fill-color="#4F81BD" draw:fill="solid" draw:stroke="solid" svg:stroke-color="#4F81BD" svg:stroke-width="0.07938cm"/>
      <style:chart-properties chart:symbol-type="none"/>
    </style:style>
    <style:style style:family="chart" style:name="ch9">
      <style:graphic-properties/>
      <style:chart-properties chart:symbol-type="none"/>
      <style:text-properties/>
    </style:style>
    <text:list-style style:name="L1"/>
  </office:automatic-styles>
  <office:body>
    <office:chart>
      <chart:chart svg:width="18.71cm" svg:height="10.78cm" chart:style-name="ch1" chart:class="chart:line">
        <chart:title chart:style-name="ch2">
          <text:p>Konsentrasi CO2 - Indoor GKU</text:p>
        </chart:title>
        <chart:legend chart:legend-position="bottom" chart:style-name="ch3"/>
        <chart:plot-area chart:style-name="ch4" chart:data-source-has-labels="both">
          <chart:axis chart:dimension="x" chart:style-name="ch5"/>
          <chart:axis chart:dimension="y" chart:style-name="ch6">
            <chart:grid chart:class="major" chart:style-name="ch7"/>
          </chart:axis>
          <chart:series chart:values-cell-range-address="Sheet1.$G$2:Sheet1.$G$244" chart:label-cell-address="Sheet1.$G$1" chart:class="chart:line" chart:style-name="ch8">
            <chart:data-point chart:repeated="243" chart:style-name="ch9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0">
      <style:graphic-properties draw:fill-color="#FFFFFF" draw:fill="solid" draw:stroke="solid" svg:stroke-color="#D8D8D8" svg:stroke-width="0.02646cm"/>
      <style:paragraph-properties/>
      <style:chart-properties/>
      <style:text-properties fo:color="#000000" fo:font-family="Calibri" style:font-family-asian="Arial" style:font-family-complex="Arial" fo:font-size="10pt" style:font-size-asian="10pt" style:font-size-complex="10pt"/>
    </style:style>
    <style:style style:family="chart" style:name="ch11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14pt" style:font-size-asian="14pt" style:font-size-complex="14pt" fo:letter-spacing="0pt" fo:font-weight="normal"/>
    </style:style>
    <style:style style:family="chart" style:name="ch12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13">
      <style:graphic-properties draw:fill="none" draw:stroke="none"/>
      <style:chart-properties chart:treat-empty-cells="true"/>
    </style:style>
    <style:style style:family="chart" style:name="ch14">
      <style:graphic-properties draw:fill="none" draw:stroke="solid" svg:stroke-color="#D8D8D8" svg:stroke-width="0.02646cm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 chart:axis-label-position="near-axis"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15">
      <style:graphic-properties draw:fill="none" draw:stroke="none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16">
      <style:graphic-properties draw:fill="none" draw:stroke="solid" svg:stroke-color="#D8D8D8" svg:stroke-width="0.02646cm"/>
      <style:chart-properties/>
    </style:style>
    <style:style style:family="chart" style:name="ch17">
      <style:graphic-properties draw:fill-color="#4F81BD" draw:fill="solid" draw:stroke="solid" svg:stroke-color="#4F81BD" svg:stroke-width="0.07938cm"/>
      <style:chart-properties/>
    </style:style>
    <style:style style:family="chart" style:name="ch18">
      <style:graphic-properties draw:fill-color="#C0504D" draw:fill="solid" draw:stroke="solid" svg:stroke-color="#C0504D" svg:stroke-width="0.07938cm"/>
      <style:chart-properties/>
    </style:style>
    <text:list-style style:name="L1"/>
  </office:automatic-styles>
  <office:body>
    <office:chart>
      <chart:chart svg:width="18.71cm" svg:height="10.78cm" chart:style-name="ch10" chart:class="chart:line">
        <chart:title chart:style-name="ch11">
          <text:p>Temperature &amp; Humiditas - Indoor GKU</text:p>
        </chart:title>
        <chart:legend chart:legend-position="bottom" chart:style-name="ch12"/>
        <chart:plot-area chart:style-name="ch13" chart:data-source-has-labels="both">
          <chart:axis chart:dimension="x" chart:style-name="ch14"/>
          <chart:axis chart:dimension="y" chart:style-name="ch15">
            <chart:grid chart:class="major" chart:style-name="ch16"/>
          </chart:axis>
          <chart:series chart:values-cell-range-address="Sheet1.$E$2:Sheet1.$E$244" chart:class="chart:line" chart:style-name="ch17"/>
          <chart:series chart:values-cell-range-address="Sheet1.$F$2:Sheet1.$F$244" chart:class="chart:line" chart:style-name="ch18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9">
      <style:graphic-properties draw:fill-color="#FFFFFF" draw:fill="solid" draw:stroke="solid" svg:stroke-color="#D8D8D8" svg:stroke-width="0.02646cm"/>
      <style:paragraph-properties/>
      <style:chart-properties/>
      <style:text-properties fo:color="#000000" fo:font-family="Calibri" style:font-family-asian="Arial" style:font-family-complex="Arial" fo:font-size="10pt" style:font-size-asian="10pt" style:font-size-complex="10pt"/>
    </style:style>
    <style:style style:family="chart" style:name="ch20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14pt" style:font-size-asian="14pt" style:font-size-complex="14pt" fo:letter-spacing="0pt" fo:font-weight="normal"/>
    </style:style>
    <style:style style:family="chart" style:name="ch21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22">
      <style:graphic-properties draw:fill="none" draw:stroke="none"/>
      <style:chart-properties chart:treat-empty-cells="true"/>
    </style:style>
    <style:style style:family="chart" style:name="ch23">
      <style:graphic-properties draw:fill="none" draw:stroke="solid" svg:stroke-color="#D8D8D8" svg:stroke-width="0.02646cm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 chart:axis-label-position="near-axis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24">
      <style:graphic-properties draw:fill="none" draw:stroke="none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25">
      <style:graphic-properties draw:fill="none" draw:stroke="solid" svg:stroke-color="#D8D8D8" svg:stroke-width="0.02646cm"/>
      <style:chart-properties/>
    </style:style>
    <style:style style:family="chart" style:name="ch26">
      <style:graphic-properties draw:fill-color="#4F81BD" draw:fill="solid" draw:stroke="solid" svg:stroke-color="#4F81BD" svg:stroke-width="0.07938cm"/>
      <style:chart-properties chart:symbol-type="none"/>
    </style:style>
    <style:style style:family="chart" style:name="ch27">
      <style:graphic-properties/>
      <style:chart-properties chart:symbol-type="none"/>
      <style:text-properties/>
    </style:style>
    <text:list-style style:name="L1"/>
  </office:automatic-styles>
  <office:body>
    <office:chart>
      <chart:chart svg:width="18.71cm" svg:height="10.77cm" chart:style-name="ch19" chart:class="chart:line">
        <chart:title chart:style-name="ch20">
          <text:p>Konsentrasi CO2 - Outdoor Gedung P</text:p>
        </chart:title>
        <chart:legend chart:legend-position="bottom" chart:style-name="ch21"/>
        <chart:plot-area chart:style-name="ch22" chart:data-source-has-labels="both">
          <chart:axis chart:dimension="x" chart:style-name="ch23"/>
          <chart:axis chart:dimension="y" chart:style-name="ch24">
            <chart:grid chart:class="major" chart:style-name="ch25"/>
          </chart:axis>
          <chart:series chart:values-cell-range-address="Sheet1.$G$245:Sheet1.$G$779" chart:label-cell-address="Sheet1.$G$1" chart:class="chart:line" chart:style-name="ch26">
            <chart:data-point chart:repeated="535" chart:style-name="ch27"/>
          </chart:series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28">
      <style:graphic-properties draw:fill-color="#FFFFFF" draw:fill="solid" draw:stroke="solid" svg:stroke-color="#D8D8D8" svg:stroke-width="0.02646cm"/>
      <style:paragraph-properties/>
      <style:chart-properties/>
      <style:text-properties fo:color="#000000" fo:font-family="Calibri" style:font-family-asian="Arial" style:font-family-complex="Arial" fo:font-size="10pt" style:font-size-asian="10pt" style:font-size-complex="10pt"/>
    </style:style>
    <style:style style:family="chart" style:name="ch29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14pt" style:font-size-asian="14pt" style:font-size-complex="14pt" fo:letter-spacing="0pt" fo:font-weight="normal"/>
    </style:style>
    <style:style style:family="chart" style:name="ch30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31">
      <style:graphic-properties draw:fill="none" draw:stroke="none"/>
      <style:chart-properties chart:treat-empty-cells="true"/>
    </style:style>
    <style:style style:family="chart" style:name="ch32">
      <style:graphic-properties draw:fill="none" draw:stroke="solid" svg:stroke-color="#D8D8D8" svg:stroke-width="0.02646cm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 chart:axis-label-position="near-axis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33">
      <style:graphic-properties draw:fill="none" draw:stroke="none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34">
      <style:graphic-properties draw:fill="none" draw:stroke="solid" svg:stroke-color="#D8D8D8" svg:stroke-width="0.02646cm"/>
      <style:chart-properties/>
    </style:style>
    <style:style style:family="chart" style:name="ch35">
      <style:graphic-properties draw:fill-color="#4F81BD" draw:fill="solid" draw:stroke="solid" svg:stroke-color="#4F81BD" svg:stroke-width="0.07938cm"/>
      <style:chart-properties/>
    </style:style>
    <style:style style:family="chart" style:name="ch36">
      <style:graphic-properties draw:fill-color="#C0504D" draw:fill="solid" draw:stroke="solid" svg:stroke-color="#C0504D" svg:stroke-width="0.07938cm"/>
      <style:chart-properties/>
    </style:style>
    <text:list-style style:name="L1"/>
  </office:automatic-styles>
  <office:body>
    <office:chart>
      <chart:chart svg:width="18.71cm" svg:height="10.77cm" chart:style-name="ch28" chart:class="chart:line">
        <chart:title chart:style-name="ch29">
          <text:p>Temperature &amp; Humiditas - Outdoor Gedung P</text:p>
        </chart:title>
        <chart:legend chart:legend-position="bottom" chart:style-name="ch30"/>
        <chart:plot-area chart:style-name="ch31" chart:data-source-has-labels="both">
          <chart:axis chart:dimension="x" chart:style-name="ch32"/>
          <chart:axis chart:dimension="y" chart:style-name="ch33">
            <chart:grid chart:class="major" chart:style-name="ch34"/>
          </chart:axis>
          <chart:series chart:values-cell-range-address="Sheet1.$E$245:Sheet1.$E$779" chart:class="chart:line" chart:style-name="ch35"/>
          <chart:series chart:values-cell-range-address="Sheet1.$F$245:Sheet1.$F$779" chart:class="chart:line" chart:style-name="ch36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